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portement :</text:p>
      <text:p text:style-name="Standard"/>
      <text:p text:style-name="P2">b1</text:p>
      <text:p text:style-name="Standard"><text:tab/>A chaque itération de la simulation le comportement des agents est définit comme suit :</text:p>
      <text:p text:style-name="Standard"><text:tab/></text:p>
      <text:list xml:id="list1292989341" text:style-name="L1">
        <text:list-item>
          <text:p text:style-name="P1">si les agents sont sur leur but les agents disparaissent, sinon :</text:p>
        </text:list-item>
        <text:list-item>
          <text:p text:style-name="P1">les agents s'orientent face au sous but qu'il doivent atteindre</text:p>
        </text:list-item>
        <text:list-item>
          <text:p text:style-name="P1">les agents observent le patche devant eux et calcul la probabilité qu'ils ont de traverser le patch : </text:p>
          <text:list>
            <text:list-item>
              <text:p text:style-name="P1">si la probabilité est &gt; seuil alors les agents avancent de <text:span text:style-name="T1">v</text:span> (ou <text:span text:style-name="T1">v</text:span> = vitesse du pieton)</text:p>
            </text:list-item>
            <text:list-item>
              <text:p text:style-name="P1">sinon les agents s'orientent aléatoirement parallelement à l'obstacle infranchissable et avance de une case. <text:s/></text:p>
            </text:list-item>
          </text:list>
        </text:list-item>
        <text:list-item>
          <text:p text:style-name="P1">Les agents attendent la fin du tour puis reprennent en 1.</text:p>
        </text:list-item>
      </text:list>
      <text:p text:style-name="Standard"/>
      <text:p text:style-name="P2">b2</text:p>
      <text:p text:style-name="Standard">construction automatique de la liste des coordonnées (objets) 1 objet = 1 couleur<text:tab/></text:p>
      <text:p text:style-name="Standard">A chaque itération de la simulation le comportement des agents est définit comme suit :</text:p>
      <text:p text:style-name="Standard"><text:tab/></text:p>
      <text:list xml:id="list1600133885" text:continue-numbering="true" text:style-name="L1">
        <text:list-item>
          <text:p text:style-name="P1">si les agents sont sur leur but les agents disparaissent, sinon :</text:p>
        </text:list-item>
        <text:list-item>
          <text:p text:style-name="P1">les agents s'orientent face au sous but qu'il doivent atteindre</text:p>
        </text:list-item>
        <text:list-item>
          <text:p text:style-name="P1">les agents observent le patche devant eux et calcul la probabilité qu'ils ont de traverser le patch : </text:p>
          <text:list>
            <text:list-item>
              <text:p text:style-name="P1">si la probabilité est &gt; seuil alors les agents avancent de <text:span text:style-name="T1">v</text:span> (ou <text:span text:style-name="T1">v</text:span> = vitesse du pieton)</text:p>
            </text:list-item>
            <text:list-item>
              <text:p text:style-name="P1">sinon les agents s'orientent <text:s/>du plus petit côté du rectangle dont la diagonale va de l'agent à son but.</text:p>
            </text:list-item>
          </text:list>
        </text:list-item>
        <text:list-item>
          <text:p text:style-name="P1">Les agents attendent la fin du tour puis reprennent en 1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 </meta:initial-creator>
    <meta:creation-date>2011-12-20T14:10:39</meta:creation-date>
    <meta:document-statistic meta:table-count="0" meta:image-count="0" meta:object-count="0" meta:page-count="1" meta:paragraph-count="20" meta:word-count="230" meta:character-count="1263"/>
    <dc:date>2011-12-20T14:56:22</dc:date>
    <dc:creator>Alex </dc:creator>
    <meta:editing-duration>PT00H00M12S</meta:editing-duration>
    <meta:editing-cycles>1</meta:editing-cycles>
    <meta:generator>OpenOffice.org/3.2$Linux OpenOffice.org_project/320m12$Build-9483</meta:generator>
  </office:meta>
</office:document-meta>
</file>